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mbria Math" svg:font-family="Cambria Math" style:font-family-generic="roman" style:font-pitch="variable" svg:panose-1="2 4 5 3 5 4 6 3 2 4"/>
  </office:font-face-decls>
  <office:automatic-styles>
    <style:style style:name="P1" style:parent-style-name="Normale"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it" style:country-asian="IT"/>
    </style:style>
    <style:style style:name="P2"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 style:parent-style-name="Normale" style:family="paragraph">
      <style:paragraph-properties fo:margin-top="0.0694in" fo:margin-bottom="0.0694in" fo:line-height="100%"/>
    </style:style>
    <style:style style:name="T4"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P5"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6" style:parent-style-name="Normale" style:family="paragraph">
      <style:paragraph-properties fo:margin-top="0.0694in" fo:margin-bottom="0.0694in" fo:line-height="100%"/>
    </style:style>
    <style:style style:name="T7"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P8" style:parent-style-name="Normale" style:family="paragraph">
      <style:paragraph-properties fo:margin-top="0.0694in" fo:margin-bottom="0.0694in" fo:line-height="100%"/>
    </style:style>
    <style:style style:name="T9"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10"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11"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12"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13"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4"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5"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6" style:parent-style-name="Normale" style:family="paragraph">
      <style:paragraph-properties fo:margin-top="0.0694in" fo:margin-bottom="0.0694in" fo:line-height="100%"/>
    </style:style>
    <style:style style:name="T17"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P18"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9" style:parent-style-name="Normale" style:family="paragraph">
      <style:paragraph-properties fo:margin-top="0.0694in" fo:margin-bottom="0.0694in" fo:line-height="100%"/>
    </style:style>
    <style:style style:name="T20"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P21" style:parent-style-name="Normale" style:family="paragraph">
      <style:paragraph-properties fo:margin-top="0.0694in" fo:margin-bottom="0.0694in" fo:line-height="100%"/>
    </style:style>
    <style:style style:name="T22"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23"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24"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25"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26"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7"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8"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9" style:parent-style-name="Normale" style:family="paragraph">
      <style:paragraph-properties fo:margin-top="0.0694in" fo:margin-bottom="0.0694in" fo:line-height="100%"/>
    </style:style>
    <style:style style:name="T30"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P31"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2" style:parent-style-name="Normale" style:family="paragraph">
      <style:paragraph-properties fo:margin-top="0.0694in" fo:margin-bottom="0.0694in" fo:line-height="100%"/>
    </style:style>
    <style:style style:name="T33"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P34"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5" style:parent-style-name="Normale" style:family="paragraph">
      <style:paragraph-properties fo:margin-top="0.0694in" fo:margin-bottom="0.0694in" fo:line-height="100%"/>
    </style:style>
    <style:style style:name="T36"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P37"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office:automatic-styles>
  <office:body>
    <office:text text:use-soft-page-breaks="true">
      <text:h text:style-name="P1" text:outline-level="3">Capitolo 6: Metodi Kernel</text:h>
      <text:p text:style-name="P2">Questo capitolo introduce i metodi kernel, tecniche versatili utilizzate nell'apprendimento automatico per estendere algoritmi come le SVM per definire limiti di decisione non lineari. Il capitolo inizia presentando i kernel definiti positivi (PDS), mostrando come questi definiscano implicitamente un prodotto interno in uno spazio ad alta dimensionalità e come questa proprietà possa essere sfruttata per estendere algoritmi basati su prodotti interni.</text:p>
      <text:p text:style-name="P3"><text:span text:style-name="T4">6.1 Introduzione</text:span></text:p>
      <text:p text:style-name="P5">Le SVM, presentate nel capitolo precedente, sono efficaci nella pratica e beneficiano di una solida giustificazione teorica, ma spesso la separazione lineare non è possibile. I metodi kernel consentono di utilizzare funzioni più complesse per separare i dati, definendo un limite di decisione non lineare. Questo viene fatto utilizzando una mappatura non lineare Φ dallo spazio di input X a uno spazio ad alta dimensionalità H, dove la separazione lineare è possibile.</text:p>
      <text:p text:style-name="P6"><text:span text:style-name="T7">6.2 Kernel definiti positivi simmetrici</text:span></text:p>
      <text:p text:style-name="P8"><text:span text:style-name="T9">Un kernel K: X × X → R è detto definito positivo simmetrico (PDS) se per ogni insieme finito di punti x1, ..., xm<text:s/></text:span><text:span text:style-name="T10">∈</text:span><text:span text:style-name="T11"><text:s/>X e per ogni vettore c<text:s/></text:span><text:span text:style-name="T12">∈</text:span><text:span text:style-name="T13"><text:s/>Rm, la seguente disuguaglianza è valida:</text:span></text:p>
      <text:p text:style-name="P14">∑i,j=1m cicjK(xi, xj) ≥ 0.</text:p>
      <text:p text:style-name="P15">I kernel PDS inducono un prodotto interno in uno spazio di Hilbert, il che significa che possono essere utilizzati per estendere algoritmi basati su prodotti interni, come le SVM. Il capitolo fornisce diversi esempi di kernel PDS comunemente utilizzati, come i kernel polinomiali e i kernel gaussiani. Vengono inoltre presentate proprietà di chiusura dei kernel PDS, come la somma, il prodotto e il prodotto tensoriale.</text:p>
      <text:p text:style-name="P16"><text:span text:style-name="T17">6.3 Algoritmi basati su kernel</text:span></text:p>
      <text:p text:style-name="P18">Questo capitolo discute come le SVM possono essere utilizzate con i kernel. Utilizzando il trucco del kernel, il prodotto interno tra i punti nello spazio delle feature può essere sostituito con una funzione kernel, consentendo alle SVM di operare in uno spazio delle feature ad alta dimensionalità senza dover calcolare esplicitamente le coordinate dei dati in quello spazio.</text:p>
      <text:p text:style-name="P19"><text:span text:style-name="T20">6.4 Kernel definiti negativi simmetrici</text:span></text:p>
      <text:p text:style-name="P21"><text:span text:style-name="T22">Un kernel K: X × X → R è detto definito negativo simmetrico (NDS) se per ogni insieme finito di punti x1, ..., xm<text:s/></text:span><text:span text:style-name="T23">∈</text:span><text:span text:style-name="T24"><text:s/>X e per ogni vettore c<text:s/></text:span><text:span text:style-name="T25">∈</text:span><text:span text:style-name="T26"><text:s/>Rm tale che ∑i=1m ci = 0, la seguente disuguaglianza è valida:</text:span></text:p>
      <text:p text:style-name="P27">∑i,j=1m cicjK(xi, xj) ≤ 0.</text:p>
      <text:p text:style-name="P28">I kernel NDS sono strettamente correlati ai kernel PDS e possono essere utilizzati per definire metriche o dissimilarità tra punti dati.</text:p>
      <text:p text:style-name="P29"><text:span text:style-name="T30">6.5 Kernel di sequenza</text:span></text:p>
      <text:p text:style-name="P31">Questo capitolo illustra la progettazione di kernel per strutture discrete non vettoriali introducendo una famiglia generale di kernel per sequenze, i kernel razionali. I kernel di sequenza sono<text:s/><text:soft-page-break/>particolarmente rilevanti per gli algoritmi di apprendimento applicati alla biologia computazionale o all'elaborazione del linguaggio naturale.</text:p>
      <text:p text:style-name="P32"><text:span text:style-name="T33">6.6 Mappe di feature del kernel approssimate</text:span></text:p>
      <text:p text:style-name="P34">Questo capitolo discute come approssimare le mappe di feature del kernel, consentendo di utilizzare kernel in algoritmi che non dipendono solo da prodotti interni tra punti di dati.</text:p>
      <text:p text:style-name="P35"><text:span text:style-name="T36">6.7 Note del capitolo</text:span></text:p>
      <text:p text:style-name="P37">Questa sezione fornisce una panoramica della letteratura sui metodi kernel, inclusi riferimenti ai lavori fondamentali di Mercer, Schoenberg, Aronszajn e altri. Vengono inoltre discussi i kernel razionali, i kernel di convoluzione e altri tipi di kernel.</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style:font-name-complex="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style:font-name-complex="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fo:hyphenate="false"/>
    </style:style>
    <style:style style:name="Enfasigrassetto" style:display-name="Enfasi (grassetto)" style:family="text" style:parent-style-name="Car.predefinitoparagrafo">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STAGNO ANDREA</meta:initial-creator>
    <dc:creator>ROSTAGNO ANDREA</dc:creator>
    <meta:creation-date>2024-06-19T08:44:00Z</meta:creation-date>
    <dc:date>2024-06-19T08:44:00Z</dc:date>
    <meta:template xlink:href="Normal" xlink:type="simple"/>
    <meta:editing-cycles>1</meta:editing-cycles>
    <meta:editing-duration>PT0S</meta:editing-duration>
    <meta:document-statistic meta:page-count="2" meta:paragraph-count="6" meta:word-count="495" meta:character-count="3313" meta:row-count="23" meta:non-whitespace-character-count="2824"/>
  </office:meta>
</office:document-meta>
</file>